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19cm"/>
    </style:style>
    <style:style style:name="co9" style:family="table-column">
      <style:table-column-properties fo:break-before="auto" style:column-width="0.709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7" style:family="table-cell" style:parent-style-name="Default" style:data-style-name="N4"/>
    <style:style style:name="ce10" style:family="table-cell" style:parent-style-name="Default" style:data-style-name="N3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10.678cm" svg:height="6.679cm" svg:x="0.702cm" svg:y="7.244cm">
            <draw:object draw:notify-on-update-of-ranges="'strong-scaling'.A2:'strong-scaling'.A2 'strong-scaling'.A3:'strong-scaling'.A14 'strong-scaling'.H2:'strong-scaling'.H2 'strong-scaling'.H3:'strong-scaling'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105cm" svg:height="6.679cm" svg:x="11.371cm" svg:y="7.244cm">
            <draw:object draw:notify-on-update-of-ranges="'strong-scaling'.I2:'strong-scaling'.I2 'strong-scaling'.I3:'strong-scaling'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5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omp-circles n=5000, 100 iterazioni</text:p>
          </table:table-cell>
          <table:covered-table-cell table:number-columns-repeated="4" table:style-name="ce3"/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g wct</text:p>
          </table:table-cell>
          <table:table-cell table:style-name="ce3" office:value-type="string" calcext:value-type="string">
            <text:p>S(p)</text:p>
          </table:table-cell>
          <table:table-cell table:style-name="ce3" office:value-type="string" calcext:value-type="string">
            <text:p>E(p)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61.319322" calcext:value-type="float">
            <text:p>61.32</text:p>
          </table:table-cell>
          <table:table-cell office:value-type="float" office:value="61.310996" calcext:value-type="float">
            <text:p>61.31</text:p>
          </table:table-cell>
          <table:table-cell office:value-type="float" office:value="61.323829" calcext:value-type="float">
            <text:p>61.32</text:p>
          </table:table-cell>
          <table:table-cell office:value-type="float" office:value="61.314692" calcext:value-type="float">
            <text:p>61.31</text:p>
          </table:table-cell>
          <table:table-cell office:value-type="float" office:value="61.308619" calcext:value-type="float">
            <text:p>61.31</text:p>
          </table:table-cell>
          <table:table-cell table:formula="of:=AVERAGE([.B3:.F3])" office:value-type="float" office:value="61.3154916" calcext:value-type="float">
            <text:p>61.32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689829" calcext:value-type="float">
            <text:p>30.69</text:p>
          </table:table-cell>
          <table:table-cell office:value-type="float" office:value="30.684222" calcext:value-type="float">
            <text:p>30.68</text:p>
          </table:table-cell>
          <table:table-cell office:value-type="float" office:value="30.684375" calcext:value-type="float">
            <text:p>30.68</text:p>
          </table:table-cell>
          <table:table-cell office:value-type="float" office:value="30.695228" calcext:value-type="float">
            <text:p>30.70</text:p>
          </table:table-cell>
          <table:table-cell office:value-type="float" office:value="30.679887" calcext:value-type="float">
            <text:p>30.68</text:p>
          </table:table-cell>
          <table:table-cell table:formula="of:=AVERAGE([.B4:.F4])" office:value-type="float" office:value="30.6867082" calcext:value-type="float">
            <text:p>30.69</text:p>
          </table:table-cell>
          <table:table-cell table:formula="of:=[.G$3]/[.G4]" office:value-type="float" office:value="1.99811238143816" calcext:value-type="float">
            <text:p>2.00</text:p>
          </table:table-cell>
          <table:table-cell table:formula="of:=[.H4]/[.A4]" office:value-type="float" office:value="0.99905619071908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476707" calcext:value-type="float">
            <text:p>20.48</text:p>
          </table:table-cell>
          <table:table-cell office:value-type="float" office:value="20.491041" calcext:value-type="float">
            <text:p>20.49</text:p>
          </table:table-cell>
          <table:table-cell office:value-type="float" office:value="20.478405" calcext:value-type="float">
            <text:p>20.48</text:p>
          </table:table-cell>
          <table:table-cell office:value-type="float" office:value="20.481414" calcext:value-type="float">
            <text:p>20.48</text:p>
          </table:table-cell>
          <table:table-cell office:value-type="float" office:value="20.476225" calcext:value-type="float">
            <text:p>20.48</text:p>
          </table:table-cell>
          <table:table-cell table:formula="of:=AVERAGE([.B5:.F5])" office:value-type="float" office:value="20.4807584" calcext:value-type="float">
            <text:p>20.48</text:p>
          </table:table-cell>
          <table:table-cell table:formula="of:=[.G$3]/[.G5]" office:value-type="float" office:value="2.99380962376862" calcext:value-type="float">
            <text:p>2.99</text:p>
          </table:table-cell>
          <table:table-cell table:formula="of:=[.H5]/[.A5]" office:value-type="float" office:value="0.997936541256207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67998" calcext:value-type="float">
            <text:p>15.37</text:p>
          </table:table-cell>
          <table:table-cell office:value-type="float" office:value="15.379857" calcext:value-type="float">
            <text:p>15.38</text:p>
          </table:table-cell>
          <table:table-cell office:value-type="float" office:value="15.369835" calcext:value-type="float">
            <text:p>15.37</text:p>
          </table:table-cell>
          <table:table-cell office:value-type="float" office:value="15.370344" calcext:value-type="float">
            <text:p>15.37</text:p>
          </table:table-cell>
          <table:table-cell office:value-type="float" office:value="15.36815" calcext:value-type="float">
            <text:p>15.37</text:p>
          </table:table-cell>
          <table:table-cell table:formula="of:=AVERAGE([.B6:.F6])" office:value-type="float" office:value="15.3712368" calcext:value-type="float">
            <text:p>15.37</text:p>
          </table:table-cell>
          <table:table-cell table:formula="of:=[.G$3]/[.G6]" office:value-type="float" office:value="3.98897579926685" calcext:value-type="float">
            <text:p>3.99</text:p>
          </table:table-cell>
          <table:table-cell table:formula="of:=[.H6]/[.A6]" office:value-type="float" office:value="0.997243949816712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60534" calcext:value-type="float">
            <text:p>12.36</text:p>
          </table:table-cell>
          <table:table-cell office:value-type="float" office:value="12.724737" calcext:value-type="float">
            <text:p>12.72</text:p>
          </table:table-cell>
          <table:table-cell office:value-type="float" office:value="12.315737" calcext:value-type="float">
            <text:p>12.32</text:p>
          </table:table-cell>
          <table:table-cell office:value-type="float" office:value="12.320231" calcext:value-type="float">
            <text:p>12.32</text:p>
          </table:table-cell>
          <table:table-cell office:value-type="float" office:value="12.323136" calcext:value-type="float">
            <text:p>12.32</text:p>
          </table:table-cell>
          <table:table-cell table:formula="of:=AVERAGE([.B7:.F7])" office:value-type="float" office:value="12.408875" calcext:value-type="float">
            <text:p>12.41</text:p>
          </table:table-cell>
          <table:table-cell table:formula="of:=[.G$3]/[.G7]" office:value-type="float" office:value="4.94126112157629" calcext:value-type="float">
            <text:p>4.94</text:p>
          </table:table-cell>
          <table:table-cell table:formula="of:=[.H7]/[.A7]" office:value-type="float" office:value="0.988252224315258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80411" calcext:value-type="float">
            <text:p>10.28</text:p>
          </table:table-cell>
          <table:table-cell office:value-type="float" office:value="10.264374" calcext:value-type="float">
            <text:p>10.26</text:p>
          </table:table-cell>
          <table:table-cell office:value-type="float" office:value="10.601225" calcext:value-type="float">
            <text:p>10.60</text:p>
          </table:table-cell>
          <table:table-cell office:value-type="float" office:value="10.268545" calcext:value-type="float">
            <text:p>10.27</text:p>
          </table:table-cell>
          <table:table-cell office:value-type="float" office:value="10.270655" calcext:value-type="float">
            <text:p>10.27</text:p>
          </table:table-cell>
          <table:table-cell table:formula="of:=AVERAGE([.B8:.F8])" office:value-type="float" office:value="10.337042" calcext:value-type="float">
            <text:p>10.34</text:p>
          </table:table-cell>
          <table:table-cell table:formula="of:=[.G$3]/[.G8]" office:value-type="float" office:value="5.93162837105625" calcext:value-type="float">
            <text:p>5.93</text:p>
          </table:table-cell>
          <table:table-cell table:formula="of:=[.H8]/[.A8]" office:value-type="float" office:value="0.988604728509374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17516" calcext:value-type="float">
            <text:p>8.82</text:p>
          </table:table-cell>
          <table:table-cell office:value-type="float" office:value="8.826397" calcext:value-type="float">
            <text:p>8.83</text:p>
          </table:table-cell>
          <table:table-cell office:value-type="float" office:value="8.81388" calcext:value-type="float">
            <text:p>8.81</text:p>
          </table:table-cell>
          <table:table-cell office:value-type="float" office:value="8.810355" calcext:value-type="float">
            <text:p>8.81</text:p>
          </table:table-cell>
          <table:table-cell office:value-type="float" office:value="8.812608" calcext:value-type="float">
            <text:p>8.81</text:p>
          </table:table-cell>
          <table:table-cell table:formula="of:=AVERAGE([.B9:.F9])" office:value-type="float" office:value="8.8161512" calcext:value-type="float">
            <text:p>8.82</text:p>
          </table:table-cell>
          <table:table-cell table:formula="of:=[.G$3]/[.G9]" office:value-type="float" office:value="6.9549047207811" calcext:value-type="float">
            <text:p>6.95</text:p>
          </table:table-cell>
          <table:table-cell table:formula="of:=[.H9]/[.A9]" office:value-type="float" office:value="0.993557817254444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59265" calcext:value-type="float">
            <text:p>7.76</text:p>
          </table:table-cell>
          <table:table-cell office:value-type="float" office:value="7.707184" calcext:value-type="float">
            <text:p>7.71</text:p>
          </table:table-cell>
          <table:table-cell office:value-type="float" office:value="7.716811" calcext:value-type="float">
            <text:p>7.72</text:p>
          </table:table-cell>
          <table:table-cell office:value-type="float" office:value="7.727021" calcext:value-type="float">
            <text:p>7.73</text:p>
          </table:table-cell>
          <table:table-cell office:value-type="float" office:value="7.706908" calcext:value-type="float">
            <text:p>7.71</text:p>
          </table:table-cell>
          <table:table-cell table:formula="of:=AVERAGE([.B10:.F10])" office:value-type="float" office:value="7.7234378" calcext:value-type="float">
            <text:p>7.72</text:p>
          </table:table-cell>
          <table:table-cell table:formula="of:=[.G$3]/[.G10]" office:value-type="float" office:value="7.93888591942826" calcext:value-type="float">
            <text:p>7.94</text:p>
          </table:table-cell>
          <table:table-cell table:formula="of:=[.H10]/[.A10]" office:value-type="float" office:value="0.992360739928533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03233" calcext:value-type="float">
            <text:p>6.90</text:p>
          </table:table-cell>
          <table:table-cell office:value-type="float" office:value="6.868229" calcext:value-type="float">
            <text:p>6.87</text:p>
          </table:table-cell>
          <table:table-cell office:value-type="float" office:value="7.090486" calcext:value-type="float">
            <text:p>7.09</text:p>
          </table:table-cell>
          <table:table-cell office:value-type="float" office:value="6.873516" calcext:value-type="float">
            <text:p>6.87</text:p>
          </table:table-cell>
          <table:table-cell office:value-type="float" office:value="6.87709" calcext:value-type="float">
            <text:p>6.88</text:p>
          </table:table-cell>
          <table:table-cell table:formula="of:=AVERAGE([.B11:.F11])" office:value-type="float" office:value="6.9225108" calcext:value-type="float">
            <text:p>6.92</text:p>
          </table:table-cell>
          <table:table-cell table:formula="of:=[.G$3]/[.G11]" office:value-type="float" office:value="8.85740641964762" calcext:value-type="float">
            <text:p>8.86</text:p>
          </table:table-cell>
          <table:table-cell table:formula="of:=[.H11]/[.A11]" office:value-type="float" office:value="0.984156268849736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32867" calcext:value-type="float">
            <text:p>6.53</text:p>
          </table:table-cell>
          <table:table-cell office:value-type="float" office:value="6.210305" calcext:value-type="float">
            <text:p>6.21</text:p>
          </table:table-cell>
          <table:table-cell office:value-type="float" office:value="6.185648" calcext:value-type="float">
            <text:p>6.19</text:p>
          </table:table-cell>
          <table:table-cell office:value-type="float" office:value="6.192816" calcext:value-type="float">
            <text:p>6.19</text:p>
          </table:table-cell>
          <table:table-cell office:value-type="float" office:value="6.258163" calcext:value-type="float">
            <text:p>6.26</text:p>
          </table:table-cell>
          <table:table-cell table:formula="of:=AVERAGE([.B12:.F12])" office:value-type="float" office:value="6.2759598" calcext:value-type="float">
            <text:p>6.28</text:p>
          </table:table-cell>
          <table:table-cell table:formula="of:=[.G$3]/[.G12]" office:value-type="float" office:value="9.76989871732448" calcext:value-type="float">
            <text:p>9.77</text:p>
          </table:table-cell>
          <table:table-cell table:formula="of:=[.H12]/[.A12]" office:value-type="float" office:value="0.976989871732448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66444" calcext:value-type="float">
            <text:p>5.77</text:p>
          </table:table-cell>
          <table:table-cell office:value-type="float" office:value="5.725793" calcext:value-type="float">
            <text:p>5.73</text:p>
          </table:table-cell>
          <table:table-cell office:value-type="float" office:value="5.690816" calcext:value-type="float">
            <text:p>5.69</text:p>
          </table:table-cell>
          <table:table-cell office:value-type="float" office:value="5.75013" calcext:value-type="float">
            <text:p>5.75</text:p>
          </table:table-cell>
          <table:table-cell office:value-type="float" office:value="5.705955" calcext:value-type="float">
            <text:p>5.71</text:p>
          </table:table-cell>
          <table:table-cell table:formula="of:=AVERAGE([.B13:.F13])" office:value-type="float" office:value="5.7278276" calcext:value-type="float">
            <text:p>5.73</text:p>
          </table:table-cell>
          <table:table-cell table:formula="of:=[.G$3]/[.G13]" office:value-type="float" office:value="10.7048423733982" calcext:value-type="float">
            <text:p>10.70</text:p>
          </table:table-cell>
          <table:table-cell table:formula="of:=[.H13]/[.A13]" office:value-type="float" office:value="0.97316748849075" calcext:value-type="float">
            <text:p>0.9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83137" calcext:value-type="float">
            <text:p>6.18</text:p>
          </table:table-cell>
          <table:table-cell office:value-type="float" office:value="6.19447" calcext:value-type="float">
            <text:p>6.19</text:p>
          </table:table-cell>
          <table:table-cell office:value-type="float" office:value="6.543069" calcext:value-type="float">
            <text:p>6.54</text:p>
          </table:table-cell>
          <table:table-cell office:value-type="float" office:value="6.145896" calcext:value-type="float">
            <text:p>6.15</text:p>
          </table:table-cell>
          <table:table-cell office:value-type="float" office:value="6.787153" calcext:value-type="float">
            <text:p>6.79</text:p>
          </table:table-cell>
          <table:table-cell table:formula="of:=AVERAGE([.B14:.F14])" office:value-type="float" office:value="6.370745" calcext:value-type="float">
            <text:p>6.37</text:p>
          </table:table-cell>
          <table:table-cell table:formula="of:=[.G$3]/[.G14]" office:value-type="float" office:value="9.62454023822959" calcext:value-type="float">
            <text:p>9.62</text:p>
          </table:table-cell>
          <table:table-cell table:formula="of:=[.H14]/[.A14]" office:value-type="float" office:value="0.802045019852466" calcext:value-type="float">
            <text:p>0.80</text:p>
          </table:table-cell>
          <table:table-cell table:number-columns-repeated="1015"/>
        </table:table-row>
      </table:table>
      <table:table table:name="weak-scaling" table:style-name="ta1">
        <table:table-column table:style-name="co8" table:default-cell-style-name="ce10"/>
        <table:table-column table:style-name="co9" table:default-cell-style-name="Default"/>
        <table:table-column table:style-name="co10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omp-circles n0=1000, 100 iterazioni <text:s/>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Weak scaling efficiency</text:p>
          </table:table-cell>
          <table:table-cell table:style-name="ce3" table:number-columns-repeated="1016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office:value-type="float" office:value="2.465176" calcext:value-type="float">
            <text:p>2.47</text:p>
          </table:table-cell>
          <table:table-cell office:value-type="float" office:value="2.465038" calcext:value-type="float">
            <text:p>2.47</text:p>
          </table:table-cell>
          <table:table-cell office:value-type="float" office:value="2.465342" calcext:value-type="float">
            <text:p>2.47</text:p>
          </table:table-cell>
          <table:table-cell office:value-type="float" office:value="2.47877" calcext:value-type="float">
            <text:p>2.48</text:p>
          </table:table-cell>
          <table:table-cell office:value-type="float" office:value="2.465203" calcext:value-type="float">
            <text:p>2.47</text:p>
          </table:table-cell>
          <table:table-cell table:formula="of:=AVERAGE([.C3:.G3])" office:value-type="float" office:value="2.4679058" calcext:value-type="float">
            <text:p>2.47</text:p>
          </table:table-cell>
          <table:table-cell table:formula="of:=[.H$3]/[.H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1414" calcext:value-type="float">
            <text:p>1,414</text:p>
          </table:table-cell>
          <table:table-cell office:value-type="float" office:value="2" calcext:value-type="float">
            <text:p>2</text:p>
          </table:table-cell>
          <table:table-cell office:value-type="float" office:value="2.470334" calcext:value-type="float">
            <text:p>2.47</text:p>
          </table:table-cell>
          <table:table-cell office:value-type="float" office:value="2.473502" calcext:value-type="float">
            <text:p>2.47</text:p>
          </table:table-cell>
          <table:table-cell office:value-type="float" office:value="2.470269" calcext:value-type="float">
            <text:p>2.47</text:p>
          </table:table-cell>
          <table:table-cell office:value-type="float" office:value="2.468602" calcext:value-type="float">
            <text:p>2.47</text:p>
          </table:table-cell>
          <table:table-cell office:value-type="float" office:value="2.47669" calcext:value-type="float">
            <text:p>2.48</text:p>
          </table:table-cell>
          <table:table-cell table:formula="of:=AVERAGE([.C4:.G4])" office:value-type="float" office:value="2.4718794" calcext:value-type="float">
            <text:p>2.47</text:p>
          </table:table-cell>
          <table:table-cell table:formula="of:=[.H$3]/[.H4]" office:value-type="float" office:value="0.99839247820909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1732" calcext:value-type="float">
            <text:p>1,732</text:p>
          </table:table-cell>
          <table:table-cell office:value-type="float" office:value="3" calcext:value-type="float">
            <text:p>3</text:p>
          </table:table-cell>
          <table:table-cell office:value-type="float" office:value="2.48073" calcext:value-type="float">
            <text:p>2.48</text:p>
          </table:table-cell>
          <table:table-cell office:value-type="float" office:value="2.477264" calcext:value-type="float">
            <text:p>2.48</text:p>
          </table:table-cell>
          <table:table-cell office:value-type="float" office:value="2.480074" calcext:value-type="float">
            <text:p>2.48</text:p>
          </table:table-cell>
          <table:table-cell office:value-type="float" office:value="2.479279" calcext:value-type="float">
            <text:p>2.48</text:p>
          </table:table-cell>
          <table:table-cell office:value-type="float" office:value="2.480004" calcext:value-type="float">
            <text:p>2.48</text:p>
          </table:table-cell>
          <table:table-cell table:formula="of:=AVERAGE([.C5:.G5])" office:value-type="float" office:value="2.4794702" calcext:value-type="float">
            <text:p>2.48</text:p>
          </table:table-cell>
          <table:table-cell table:formula="of:=[.H$3]/[.H5]" office:value-type="float" office:value="0.995335939105055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,000</text:p>
          </table:table-cell>
          <table:table-cell office:value-type="float" office:value="4" calcext:value-type="float">
            <text:p>4</text:p>
          </table:table-cell>
          <table:table-cell office:value-type="float" office:value="2.475945" calcext:value-type="float">
            <text:p>2.48</text:p>
          </table:table-cell>
          <table:table-cell office:value-type="float" office:value="2.476271" calcext:value-type="float">
            <text:p>2.48</text:p>
          </table:table-cell>
          <table:table-cell office:value-type="float" office:value="2.477024" calcext:value-type="float">
            <text:p>2.48</text:p>
          </table:table-cell>
          <table:table-cell office:value-type="float" office:value="2.476649" calcext:value-type="float">
            <text:p>2.48</text:p>
          </table:table-cell>
          <table:table-cell office:value-type="float" office:value="2.476138" calcext:value-type="float">
            <text:p>2.48</text:p>
          </table:table-cell>
          <table:table-cell table:formula="of:=AVERAGE([.C6:.G6])" office:value-type="float" office:value="2.4764054" calcext:value-type="float">
            <text:p>2.48</text:p>
          </table:table-cell>
          <table:table-cell table:formula="of:=[.H$3]/[.H6]" office:value-type="float" office:value="0.99656776713538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236" calcext:value-type="float">
            <text:p>2,236</text:p>
          </table:table-cell>
          <table:table-cell office:value-type="float" office:value="5" calcext:value-type="float">
            <text:p>5</text:p>
          </table:table-cell>
          <table:table-cell office:value-type="float" office:value="2.490306" calcext:value-type="float">
            <text:p>2.49</text:p>
          </table:table-cell>
          <table:table-cell office:value-type="float" office:value="2.485753" calcext:value-type="float">
            <text:p>2.49</text:p>
          </table:table-cell>
          <table:table-cell office:value-type="float" office:value="2.478395" calcext:value-type="float">
            <text:p>2.48</text:p>
          </table:table-cell>
          <table:table-cell office:value-type="float" office:value="2.478124" calcext:value-type="float">
            <text:p>2.48</text:p>
          </table:table-cell>
          <table:table-cell office:value-type="float" office:value="2.47911" calcext:value-type="float">
            <text:p>2.48</text:p>
          </table:table-cell>
          <table:table-cell table:formula="of:=AVERAGE([.C7:.G7])" office:value-type="float" office:value="2.4823376" calcext:value-type="float">
            <text:p>2.48</text:p>
          </table:table-cell>
          <table:table-cell table:formula="of:=[.H$3]/[.H7]" office:value-type="float" office:value="0.994186205776362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449" calcext:value-type="float">
            <text:p>2,449</text:p>
          </table:table-cell>
          <table:table-cell office:value-type="float" office:value="6" calcext:value-type="float">
            <text:p>6</text:p>
          </table:table-cell>
          <table:table-cell office:value-type="float" office:value="2.48014" calcext:value-type="float">
            <text:p>2.48</text:p>
          </table:table-cell>
          <table:table-cell office:value-type="float" office:value="2.479059" calcext:value-type="float">
            <text:p>2.48</text:p>
          </table:table-cell>
          <table:table-cell office:value-type="float" office:value="2.481669" calcext:value-type="float">
            <text:p>2.48</text:p>
          </table:table-cell>
          <table:table-cell office:value-type="float" office:value="2.482492" calcext:value-type="float">
            <text:p>2.48</text:p>
          </table:table-cell>
          <table:table-cell office:value-type="float" office:value="2.476988" calcext:value-type="float">
            <text:p>2.48</text:p>
          </table:table-cell>
          <table:table-cell table:formula="of:=AVERAGE([.C8:.G8])" office:value-type="float" office:value="2.4800696" calcext:value-type="float">
            <text:p>2.48</text:p>
          </table:table-cell>
          <table:table-cell table:formula="of:=[.H$3]/[.H8]" office:value-type="float" office:value="0.995095379581283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645" calcext:value-type="float">
            <text:p>2,645</text:p>
          </table:table-cell>
          <table:table-cell office:value-type="float" office:value="7" calcext:value-type="float">
            <text:p>7</text:p>
          </table:table-cell>
          <table:table-cell office:value-type="float" office:value="2.484629" calcext:value-type="float">
            <text:p>2.48</text:p>
          </table:table-cell>
          <table:table-cell office:value-type="float" office:value="2.486776" calcext:value-type="float">
            <text:p>2.49</text:p>
          </table:table-cell>
          <table:table-cell office:value-type="float" office:value="2.482495" calcext:value-type="float">
            <text:p>2.48</text:p>
          </table:table-cell>
          <table:table-cell office:value-type="float" office:value="2.483105" calcext:value-type="float">
            <text:p>2.48</text:p>
          </table:table-cell>
          <table:table-cell office:value-type="float" office:value="2.476533" calcext:value-type="float">
            <text:p>2.48</text:p>
          </table:table-cell>
          <table:table-cell table:formula="of:=AVERAGE([.C9:.G9])" office:value-type="float" office:value="2.4827076" calcext:value-type="float">
            <text:p>2.48</text:p>
          </table:table-cell>
          <table:table-cell table:formula="of:=[.H$3]/[.H9]" office:value-type="float" office:value="0.994038041370639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828" calcext:value-type="float">
            <text:p>2,828</text:p>
          </table:table-cell>
          <table:table-cell office:value-type="float" office:value="8" calcext:value-type="float">
            <text:p>8</text:p>
          </table:table-cell>
          <table:table-cell office:value-type="float" office:value="2.479656" calcext:value-type="float">
            <text:p>2.48</text:p>
          </table:table-cell>
          <table:table-cell office:value-type="float" office:value="2.496172" calcext:value-type="float">
            <text:p>2.50</text:p>
          </table:table-cell>
          <table:table-cell office:value-type="float" office:value="2.478638" calcext:value-type="float">
            <text:p>2.48</text:p>
          </table:table-cell>
          <table:table-cell office:value-type="float" office:value="2.488619" calcext:value-type="float">
            <text:p>2.49</text:p>
          </table:table-cell>
          <table:table-cell office:value-type="float" office:value="2.494718" calcext:value-type="float">
            <text:p>2.49</text:p>
          </table:table-cell>
          <table:table-cell table:formula="of:=AVERAGE([.C10:.G10])" office:value-type="float" office:value="2.4875606" calcext:value-type="float">
            <text:p>2.49</text:p>
          </table:table-cell>
          <table:table-cell table:formula="of:=[.H$3]/[.H10]" office:value-type="float" office:value="0.992098765352691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3000" calcext:value-type="float">
            <text:p>3,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.509899" calcext:value-type="float">
            <text:p>2.51</text:p>
          </table:table-cell>
          <table:table-cell table:style-name="ce7" office:value-type="float" office:value="2.491635" calcext:value-type="float">
            <text:p>2.49</text:p>
          </table:table-cell>
          <table:table-cell table:style-name="ce7" office:value-type="float" office:value="2.571067" calcext:value-type="float">
            <text:p>2.57</text:p>
          </table:table-cell>
          <table:table-cell table:style-name="ce7" office:value-type="float" office:value="2.558947" calcext:value-type="float">
            <text:p>2.56</text:p>
          </table:table-cell>
          <table:table-cell table:style-name="ce7" office:value-type="float" office:value="2.495349" calcext:value-type="float">
            <text:p>2.50</text:p>
          </table:table-cell>
          <table:table-cell table:formula="of:=AVERAGE([.C11:.G11])" office:value-type="float" office:value="2.5253794" calcext:value-type="float">
            <text:p>2.53</text:p>
          </table:table-cell>
          <table:table-cell table:formula="of:=[.H$3]/[.H11]" office:value-type="float" office:value="0.977241597836745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3162" calcext:value-type="float">
            <text:p>3,16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.511658" calcext:value-type="float">
            <text:p>2.51</text:p>
          </table:table-cell>
          <table:table-cell table:style-name="ce7" office:value-type="float" office:value="2.494772" calcext:value-type="float">
            <text:p>2.49</text:p>
          </table:table-cell>
          <table:table-cell table:style-name="ce7" office:value-type="float" office:value="2.496057" calcext:value-type="float">
            <text:p>2.50</text:p>
          </table:table-cell>
          <table:table-cell table:style-name="ce7" office:value-type="float" office:value="2.491266" calcext:value-type="float">
            <text:p>2.49</text:p>
          </table:table-cell>
          <table:table-cell table:style-name="ce7" office:value-type="float" office:value="2.576566" calcext:value-type="float">
            <text:p>2.58</text:p>
          </table:table-cell>
          <table:table-cell table:formula="of:=AVERAGE([.C12:.G12])" office:value-type="float" office:value="2.5140638" calcext:value-type="float">
            <text:p>2.51</text:p>
          </table:table-cell>
          <table:table-cell table:formula="of:=[.H$3]/[.H12]" office:value-type="float" office:value="0.981640084074238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3316" calcext:value-type="float">
            <text:p>3,316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.553048" calcext:value-type="float">
            <text:p>2.55</text:p>
          </table:table-cell>
          <table:table-cell table:style-name="ce7" office:value-type="float" office:value="2.530676" calcext:value-type="float">
            <text:p>2.53</text:p>
          </table:table-cell>
          <table:table-cell table:style-name="ce7" office:value-type="float" office:value="2.516734" calcext:value-type="float">
            <text:p>2.52</text:p>
          </table:table-cell>
          <table:table-cell table:style-name="ce7" office:value-type="float" office:value="2.649599" calcext:value-type="float">
            <text:p>2.65</text:p>
          </table:table-cell>
          <table:table-cell table:style-name="ce7" office:value-type="float" office:value="2.540211" calcext:value-type="float">
            <text:p>2.54</text:p>
          </table:table-cell>
          <table:table-cell table:formula="of:=AVERAGE([.C13:.G13])" office:value-type="float" office:value="2.5580536" calcext:value-type="float">
            <text:p>2.56</text:p>
          </table:table-cell>
          <table:table-cell table:formula="of:=[.H$3]/[.H13]" office:value-type="float" office:value="0.964759221620688" calcext:value-type="float">
            <text:p>0.96</text:p>
          </table:table-cell>
          <table:table-cell table:number-columns-repeated="1016"/>
        </table:table-row>
        <table:table-row table:style-name="ro1">
          <table:table-cell office:value-type="float" office:value="3464" calcext:value-type="float">
            <text:p>3,464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.361909" calcext:value-type="float">
            <text:p>3.36</text:p>
          </table:table-cell>
          <table:table-cell table:style-name="ce7" office:value-type="float" office:value="3.027105" calcext:value-type="float">
            <text:p>3.03</text:p>
          </table:table-cell>
          <table:table-cell table:style-name="ce7" office:value-type="float" office:value="3.279269" calcext:value-type="float">
            <text:p>3.28</text:p>
          </table:table-cell>
          <table:table-cell table:style-name="ce7" office:value-type="float" office:value="3.178987" calcext:value-type="float">
            <text:p>3.18</text:p>
          </table:table-cell>
          <table:table-cell table:style-name="ce7" office:value-type="float" office:value="3.113814" calcext:value-type="float">
            <text:p>3.11</text:p>
          </table:table-cell>
          <table:table-cell table:formula="of:=AVERAGE([.C14:.G14])" office:value-type="float" office:value="3.1922168" calcext:value-type="float">
            <text:p>3.19</text:p>
          </table:table-cell>
          <table:table-cell table:formula="of:=[.H$3]/[.H14]" office:value-type="float" office:value="0.773100937254638" calcext:value-type="float">
            <text:p>0.77</text:p>
          </table:table-cell>
          <table:table-cell table:number-columns-repeated="1016"/>
        </table:table-row>
        <table:table-row table:style-name="ro1">
          <table:table-cell table:style-name="Default"/>
          <table:table-cell>
            <draw:frame draw:z-index="0" draw:style-name="gr1" draw:text-style-name="P1" svg:width="13.315cm" svg:height="8.529cm" svg:x="0.322cm" svg:y="0.351cm">
              <draw:object draw:notify-on-update-of-ranges="'weak-scaling'.A2:'weak-scaling'.A2 'weak-scaling'.A3:'weak-scaling'.A14 'weak-scaling'.I2:'weak-scaling'.I2 'weak-scaling'.I3:'weak-scaling'.I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3P0"/>
    </number:currency-style>
    <number:number-style style:name="N134">
      <number:number number:decimal-places="1" number:min-decimal-places="1" number:min-integer-digits="1" number:grouping="true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8:38:48.060421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4-07-09T18:43:23.123314011</dc:date>
    <meta:editing-duration>P2DT21H52M1S</meta:editing-duration>
    <meta:editing-cycles>43</meta:editing-cycles>
    <meta:generator>LibreOffice/24.2.4.2$Linux_X86_64 LibreOffice_project/420$Build-2</meta:generator>
    <meta:document-statistic meta:table-count="2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79cm" svg:height="6.68cm" xlink:href=".." xlink:type="simple" chart:class="chart:line" chart:style-name="ch1">
        <chart:title svg:x="4.356cm" svg:y="0.269cm" chart:style-name="ch2">
          <text:p>Speedup</text:p>
        </chart:title>
        <chart:legend chart:legend-position="end" svg:x="6.633cm" svg:y="4.651cm" style:legend-expansion="custom" svg:width="3.444cm" svg:height="0.976cm" style:legend-expansion-aspect-ratio="3.52868852459016" chart:style-name="ch3"/>
        <chart:plot-area chart:style-name="ch4" table:cell-range-address="'strong-scaling'.A2:'strong-scaling'.A14 'strong-scaling'.H2:'strong-scaling'.H14" chart:data-source-has-labels="row" svg:x="0.566cm" svg:y="0.88cm" svg:width="9.698cm" svg:height="5.393cm">
          <chart:coordinate-region svg:x="1.187cm" svg:y="1.079cm" svg:width="8.89cm" svg:height="4.547cm"/>
          <chart:axis chart:dimension="x" chart:name="primary-x" chart:style-name="ch5">
            <chart:title svg:x="4.352cm" svg:y="6.12cm" chart:style-name="ch6">
              <text:p>N. of cores (p)</text:p>
            </chart:title>
          </chart:axis>
          <chart:axis chart:dimension="y" chart:name="primary-y" chart:style-name="ch7">
            <chart:title svg:x="0cm" svg:y="4.268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4" chart:label-cell-address="'strong-scaling'.A2:'strong-scaling'.A2" chart:class="chart:line">
            <chart:data-point chart:repeated="12"/>
          </chart:series>
          <chart:series chart:style-name="ch11" chart:values-cell-range-address="'strong-scaling'.H3:'strong-scaling'.H14" chart:label-cell-address="'strong-scaling'.H2:'strong-scaling'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(p)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4</svg:desc>
                </draw:g>
              </table:table-cell>
              <table:table-cell office:value-type="float" office:value="1">
                <text:p>1</text:p>
                <draw:g>
                  <svg:desc>'strong-scaling'.H3:'strong-scaling'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811238143816">
                <text:p>1.99811238143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9380962376862">
                <text:p>2.99380962376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897579926685">
                <text:p>3.98897579926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4126112157629">
                <text:p>4.94126112157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3162837105625">
                <text:p>5.9316283710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549047207811">
                <text:p>6.9549047207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3888591942826">
                <text:p>7.93888591942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5740641964762">
                <text:p>8.85740641964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76989871732448">
                <text:p>9.76989871732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7048423733982">
                <text:p>10.7048423733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62454023822959">
                <text:p>9.62454023822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6cm" svg:height="6.68cm" xlink:href=".." xlink:type="simple" chart:class="chart:line" chart:style-name="ch1">
        <chart:title svg:x="2.549cm" svg:y="0.269cm" chart:style-name="ch2">
          <text:p>Strong scaling efficiency</text:p>
        </chart:title>
        <chart:legend chart:legend-position="end" svg:x="7.611cm" svg:y="4.048cm" style:legend-expansion="custom" svg:width="2.05cm" svg:height="0.942cm" style:legend-expansion-aspect-ratio="2.17622080679406" chart:style-name="ch3"/>
        <chart:plot-area chart:style-name="ch4" table:cell-range-address="'strong-scaling'.I2:'strong-scaling'.I14" chart:data-source-has-labels="row" svg:x="0.622cm" svg:y="0.833cm" svg:width="9.226cm" svg:height="4.802cm">
          <chart:coordinate-region svg:x="1.534cm" svg:y="1.032cm" svg:width="8.127cm" svg:height="3.956cm"/>
          <chart:axis chart:dimension="x" chart:name="primary-x" chart:style-name="ch5">
            <chart:title svg:x="4.172cm" svg:y="5.768cm" chart:style-name="ch6">
              <text:p>N. of cores (p)</text:p>
            </chart:title>
          </chart:axis>
          <chart:axis chart:dimension="y" chart:name="primary-y" chart:style-name="ch7">
            <chart:title svg:x="0cm" svg:y="3.966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4" chart:label-cell-address="'strong-scaling'.I2:'strong-scaling'.I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)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056190719081">
                <text:p>0.999056190719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7936541256207">
                <text:p>0.99793654125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43949816712">
                <text:p>0.997243949816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8252224315258">
                <text:p>0.98825222431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604728509374">
                <text:p>0.988604728509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3557817254444">
                <text:p>0.99355781725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2360739928533">
                <text:p>0.992360739928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156268849736">
                <text:p>0.984156268849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6989871732448">
                <text:p>0.976989871732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316748849075">
                <text:p>0.97316748849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2045019852466">
                <text:p>0.802045019852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style:writing-mode="lr-tb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16cm" svg:height="8.53cm" xlink:href=".." xlink:type="simple" chart:class="chart:line" chart:style-name="ch1">
        <chart:title svg:x="4.18cm" svg:y="0.306cm" chart:style-name="ch2">
          <text:p>Weak Scaling Efficiency</text:p>
        </chart:title>
        <chart:legend chart:legend-position="end" svg:x="8.1cm" svg:y="5.793cm" style:legend-expansion="custom" svg:width="3.135cm" svg:height="1.399cm" style:legend-expansion-aspect-ratio="2.24088634739099" chart:style-name="ch3"/>
        <chart:plot-area chart:style-name="ch4" table:cell-range-address="'weak-scaling'.A2:'weak-scaling'.A14 'weak-scaling'.I2:'weak-scaling'.I14" chart:data-source-has-labels="row" svg:x="0.744cm" svg:y="1.052cm" svg:width="11.904cm" svg:height="6.903cm">
          <chart:coordinate-region svg:x="1.656cm" svg:y="1.252cm" svg:width="9.893cm" svg:height="6.056cm"/>
          <chart:axis chart:dimension="x" chart:name="primary-x" chart:style-name="ch5">
            <chart:title svg:x="5.633cm" svg:y="7.97cm" chart:style-name="ch6">
              <text:p>N. of cores (p)</text:p>
            </chart:title>
          </chart:axis>
          <chart:axis chart:dimension="y" chart:name="primary-y" chart:style-name="ch7">
            <chart:title svg:x="0cm" svg:y="6.254cm" chart:style-name="ch8">
              <text:p>Weak Scaling Efficiency</text:p>
            </chart:title>
            <chart:grid chart:style-name="ch9" chart:class="major"/>
          </chart:axis>
          <chart:axis chart:dimension="y" chart:name="secondary-y" chart:style-name="ch10">
            <chart:title svg:x="12.756cm" svg:y="4.904cm" chart:style-name="ch8">
              <text:p>Input</text:p>
            </chart:title>
          </chart:axis>
          <chart:series chart:attached-axis="secondary-y" chart:style-name="ch11" chart:values-cell-range-address="'weak-scaling'.A3:'weak-scaling'.A14" chart:label-cell-address="'weak-scaling'.A2:'weak-scaling'.A2" chart:class="chart:line">
            <chart:data-point chart:repeated="12"/>
          </chart:series>
          <chart:series chart:attached-axis="primary-y" chart:style-name="ch12" chart:values-cell-range-address="'weak-scaling'.I3:'weak-scaling'.I14" chart:label-cell-address="'weak-scaling'.I2:'weak-scaling'.I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weak-scaling'.A2:'weak-scaling'.A2</svg:desc>
                </draw:g>
              </table:table-cell>
              <table:table-cell office:value-type="string">
                <text:p>Weak scaling efficiency</text:p>
                <draw:g>
                  <svg:desc>'weak-scaling'.I2:'weak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weak-scaling'.A3:'weak-scaling'.A14</svg:desc>
                </draw:g>
              </table:table-cell>
              <table:table-cell office:value-type="float" office:value="1">
                <text:p>1</text:p>
                <draw:g>
                  <svg:desc>'weak-scaling'.I3:'weak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4">
                <text:p>1414</text:p>
              </table:table-cell>
              <table:table-cell office:value-type="float" office:value="0.998392478209091">
                <text:p>0.9983924782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2">
                <text:p>1732</text:p>
              </table:table-cell>
              <table:table-cell office:value-type="float" office:value="0.995335939105055">
                <text:p>0.995335939105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996567767135381">
                <text:p>0.996567767135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6">
                <text:p>2236</text:p>
              </table:table-cell>
              <table:table-cell office:value-type="float" office:value="0.994186205776362">
                <text:p>0.994186205776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9">
                <text:p>2449</text:p>
              </table:table-cell>
              <table:table-cell office:value-type="float" office:value="0.995095379581283">
                <text:p>0.995095379581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5">
                <text:p>2645</text:p>
              </table:table-cell>
              <table:table-cell office:value-type="float" office:value="0.994038041370639">
                <text:p>0.994038041370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8">
                <text:p>2828</text:p>
              </table:table-cell>
              <table:table-cell office:value-type="float" office:value="0.992098765352691">
                <text:p>0.992098765352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977241597836745">
                <text:p>0.977241597836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">
                <text:p>3162</text:p>
              </table:table-cell>
              <table:table-cell office:value-type="float" office:value="0.981640084074238">
                <text:p>0.981640084074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6">
                <text:p>3316</text:p>
              </table:table-cell>
              <table:table-cell office:value-type="float" office:value="0.964759221620688">
                <text:p>0.964759221620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4">
                <text:p>3464</text:p>
              </table:table-cell>
              <table:table-cell office:value-type="float" office:value="0.773100937254638">
                <text:p>0.7731009372546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